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2f72" officeooo:paragraph-rsid="000f2f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y Best Comedy Movies:</text:p>
      <text:p text:style-name="P1"/>
      <text:p text:style-name="P1">Employee of the month</text:p>
      <text:p text:style-name="P1">Hot Fuzz</text:p>
      <text:p text:style-name="P1">Zombie land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2T00:32:00.121363121</meta:creation-date>
    <dc:date>2023-01-22T00:37:07.807089807</dc:date>
    <meta:editing-duration>PT5M8S</meta:editing-duration>
    <meta:editing-cycles>1</meta:editing-cycles>
    <meta:document-statistic meta:table-count="0" meta:image-count="0" meta:object-count="0" meta:page-count="1" meta:paragraph-count="4" meta:word-count="12" meta:character-count="62" meta:non-whitespace-character-count="54"/>
    <meta:generator>LibreOffice/7.4.2.3$Linux_X86_64 LibreOffice_project/40$Build-3</meta:generator>
  </office:meta>
</office:document-meta>
</file>